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0.616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1.28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2.0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OVERYSSE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TL_20_Title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5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TL_20_RowHeader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TL_20_Metadata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9" style:family="table-cell" style:parent-style-name="TL_20_Metadata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0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Sheet1.A299" xlink:type="simple"/>
      </style:table-cell-properties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RowProperty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RowHeader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TL_20_RowHeader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5" style:family="table-cell" style:parent-style-name="TL_20_Metadata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6" style:family="table-cell" style:parent-style-name="TL_20_RowProperty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RowHeader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2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3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5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27" style:family="table-cell" style:parent-style-name="TL_20_Metadata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>
        <style:hyperlink xlink:href="#Sheet1.A299" xlink:type="simple"/>
      </style:table-cell-properties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OVERYSSEL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number-columns-repeated="5" table:default-cell-style-name="ce33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pan text:style-name="T2"><text:a xlink:href="#Sheet1.A299" xlink:type="simple">GENERAALE VOLKSMEENIGTE IN DE BATAAFSCHE REPUBLIEK - VOLKSTELLING IN OVERYSSEL</text:a></text:span></text:p>
          </table:table-cell>
          <table:covered-table-cell table:number-columns-repeated="9" table:style-name="ce10"/>
          <table:covered-table-cell table:style-name="ce37"/>
          <table:table-cell table:number-columns-repeated="1013"/>
        </table:table-row>
        <table:table-row table:style-name="ro1">
          <table:table-cell table:style-name="ce2" table:number-columns-repeated="6"/>
          <table:table-cell table:style-name="ce28" table:number-columns-repeated="5"/>
          <table:table-cell table:number-columns-repeated="1013"/>
        </table:table-row>
        <table:table-row table:style-name="ro2">
          <table:table-cell table:style-name="ce3" office:value-type="string" calcext:value-type="string">
            <text:p>Provincie</text:p>
          </table:table-cell>
          <table:table-cell table:style-name="ce11" office:value-type="string" calcext:value-type="string">
            <text:p>District</text:p>
          </table:table-cell>
          <table:table-cell table:style-name="ce16" office:value-type="string" calcext:value-type="string">
            <text:p>Plaats</text:p>
          </table:table-cell>
          <table:table-cell table:style-name="ce19"/>
          <table:table-cell table:style-name="ce20" office:value-type="string" calcext:value-type="string">
            <text:p>Zielen</text:p>
          </table:table-cell>
          <table:table-cell table:style-name="ce23" office:value-type="string" calcext:value-type="string">
            <text:p>Grond-vergaderingen</text:p>
          </table:table-cell>
          <table:table-cell table:style-name="ce29" office:value-type="string" calcext:value-type="string">
            <text:p><text:s/>RolNr</text:p>
          </table:table-cell>
          <table:table-cell table:style-name="ce34" office:value-type="string" calcext:value-type="string">
            <text:p><text:s/>BeeldNr</text:p>
          </table:table-cell>
          <table:table-cell table:style-name="ce34" office:value-type="string" calcext:value-type="string">
            <text:p><text:s/>Publ-BladNr</text:p>
          </table:table-cell>
          <table:table-cell table:style-name="ce34" office:value-type="string" calcext:value-type="string">
            <text:p><text:s/>Blad-TabelNr</text:p>
          </table:table-cell>
          <table:table-cell table:style-name="ce38" office:value-type="string" calcext:value-type="string">
            <text:p><text:s/>Tabel-RegelNr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style-name="ce4" table:number-columns-repeated="2"/>
          <table:table-cell table:style-name="ce30" table:number-columns-repeated="5"/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office:annotation draw:style-name="gr1" draw:text-style-name="P1" svg:width="5.272cm" svg:height="1.957cm" svg:x="8.504cm" svg:y="3.229cm" draw:caption-point-x="2.393cm" draw:caption-point-y="0.299cm">
              <dc:creator>CDM</dc:creator>
              <dc:date>2014-12-12T00:00:00</dc:date>
              <text:p text:style-name="P1"><text:span text:style-name="T1">In de gedrukte bron staat: Deventer heeft. "heeft" wordt bij de overige gemeenten op hetzelfde blad niet meer herhaald. Daarom is "heeft" hier ook weggelaten.</text:span></text:p>
            </office:annotation>
            <text:p>Deventer </text:p>
          </table:table-cell>
          <table:table-cell table:style-name="Default"/>
          <table:table-cell table:style-name="ce21" office:value-type="float" office:value="8287" calcext:value-type="float">
            <text:p>828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Schoutampt Colmschate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Weteringen</text:p>
          </table:table-cell>
          <table:table-cell table:style-name="Default"/>
          <table:table-cell table:style-name="ce21" office:value-type="float" office:value="293" calcext:value-type="float">
            <text:p>29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Riele en Wechele</text:p>
          </table:table-cell>
          <table:table-cell table:style-name="Default"/>
          <table:table-cell table:style-name="ce21" office:value-type="float" office:value="214" calcext:value-type="float">
            <text:p>21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Borgel</text:p>
          </table:table-cell>
          <table:table-cell table:style-name="Default"/>
          <table:table-cell table:style-name="ce21" office:value-type="float" office:value="219" calcext:value-type="float">
            <text:p>21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Rande en Tjoene</text:p>
          </table:table-cell>
          <table:table-cell table:style-name="Default"/>
          <table:table-cell table:style-name="ce21" office:value-type="float" office:value="352" calcext:value-type="float">
            <text:p>35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Averlo</text:p>
          </table:table-cell>
          <table:table-cell table:style-name="Default"/>
          <table:table-cell table:style-name="ce21" office:value-type="float" office:value="237" calcext:value-type="float">
            <text:p>23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Lettele, Linde en Okkenbroek</text:p>
          </table:table-cell>
          <table:table-cell table:style-name="Default"/>
          <table:table-cell table:style-name="ce21" office:value-type="float" office:value="420" calcext:value-type="float">
            <text:p>42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Ortele en Essen</text:p>
          </table:table-cell>
          <table:table-cell table:style-name="Default"/>
          <table:table-cell table:style-name="ce21" office:value-type="float" office:value="145" calcext:value-type="float">
            <text:p>14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Oxe</text:p>
          </table:table-cell>
          <table:table-cell table:style-name="Default"/>
          <table:table-cell table:style-name="ce21" office:value-type="float" office:value="140" calcext:value-type="float">
            <text:p>14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Schoutampt Olst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Olst</text:p>
          </table:table-cell>
          <table:table-cell table:style-name="Default"/>
          <table:table-cell table:style-name="ce21" office:value-type="float" office:value="474" calcext:value-type="float">
            <text:p>47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Overwetering</text:p>
          </table:table-cell>
          <table:table-cell table:style-name="Default"/>
          <table:table-cell table:style-name="ce21" office:value-type="float" office:value="186" calcext:value-type="float">
            <text:p>18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Welsem</text:p>
          </table:table-cell>
          <table:table-cell table:style-name="Default"/>
          <table:table-cell table:style-name="ce21" office:value-type="float" office:value="463" calcext:value-type="float">
            <text:p>46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Hengforden</text:p>
          </table:table-cell>
          <table:table-cell table:style-name="Default"/>
          <table:table-cell table:style-name="ce21" office:value-type="float" office:value="394" calcext:value-type="float">
            <text:p>39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Duur</text:p>
          </table:table-cell>
          <table:table-cell table:style-name="Default"/>
          <table:table-cell table:style-name="ce21" office:value-type="float" office:value="366" calcext:value-type="float">
            <text:p>36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Middele</text:p>
          </table:table-cell>
          <table:table-cell table:style-name="Default"/>
          <table:table-cell table:style-name="ce21" office:value-type="float" office:value="192" calcext:value-type="float">
            <text:p>19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Wesepe</text:p>
          </table:table-cell>
          <table:table-cell table:style-name="Default"/>
          <table:table-cell table:style-name="ce21" office:value-type="float" office:value="263" calcext:value-type="float">
            <text:p>26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Schoutampt Holten en Bathmen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Dorp Holten</text:p>
          </table:table-cell>
          <table:table-cell table:style-name="Default"/>
          <table:table-cell table:style-name="ce21" office:value-type="float" office:value="309" calcext:value-type="float">
            <text:p>30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1" office:value-type="float" office:value="12954" calcext:value-type="float">
            <text:p>12954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5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Neerdorp</text:p>
          </table:table-cell>
          <table:table-cell table:style-name="Default"/>
          <table:table-cell table:style-name="ce21" office:value-type="float" office:value="386" calcext:value-type="float">
            <text:p>38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Look</text:p>
          </table:table-cell>
          <table:table-cell table:style-name="Default"/>
          <table:table-cell table:style-name="ce21" office:value-type="float" office:value="282" calcext:value-type="float">
            <text:p>28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Borkel</text:p>
          </table:table-cell>
          <table:table-cell table:style-name="Default"/>
          <table:table-cell table:style-name="ce21" office:value-type="float" office:value="152" calcext:value-type="float">
            <text:p>15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Beusenberg</text:p>
          </table:table-cell>
          <table:table-cell table:style-name="Default"/>
          <table:table-cell table:style-name="ce21" office:value-type="float" office:value="220" calcext:value-type="float">
            <text:p>22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Langestraat</text:p>
          </table:table-cell>
          <table:table-cell table:style-name="Default"/>
          <table:table-cell table:style-name="ce21" office:value-type="float" office:value="374" calcext:value-type="float">
            <text:p>37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Esperloo</text:p>
          </table:table-cell>
          <table:table-cell table:style-name="Default"/>
          <table:table-cell table:style-name="ce21" office:value-type="float" office:value="149" calcext:value-type="float">
            <text:p>14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Dorp Bathmen</text:p>
          </table:table-cell>
          <table:table-cell table:style-name="Default"/>
          <table:table-cell table:style-name="ce21" office:value-type="float" office:value="408" calcext:value-type="float">
            <text:p>40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Loo</text:p>
          </table:table-cell>
          <table:table-cell table:style-name="Default"/>
          <table:table-cell table:style-name="ce21" office:value-type="float" office:value="239" calcext:value-type="float">
            <text:p>23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Dorthierhoek</text:p>
          </table:table-cell>
          <table:table-cell table:style-name="Default"/>
          <table:table-cell table:style-name="ce21" office:value-type="float" office:value="224" calcext:value-type="float">
            <text:p>22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Zuitloo</text:p>
          </table:table-cell>
          <table:table-cell table:style-name="Default"/>
          <table:table-cell table:style-name="ce21" office:value-type="float" office:value="241" calcext:value-type="float">
            <text:p>24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Schoutampt Wyhe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Dorp Wyhe</text:p>
          </table:table-cell>
          <table:table-cell table:style-name="Default"/>
          <table:table-cell table:style-name="ce21" office:value-type="float" office:value="869" calcext:value-type="float">
            <text:p>86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Tongeren</text:p>
          </table:table-cell>
          <table:table-cell table:style-name="Default"/>
          <table:table-cell table:style-name="ce21" office:value-type="float" office:value="553" calcext:value-type="float">
            <text:p>55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Wegterholt</text:p>
          </table:table-cell>
          <table:table-cell table:style-name="Default"/>
          <table:table-cell table:style-name="ce21" office:value-type="float" office:value="313" calcext:value-type="float">
            <text:p>31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Herxen</text:p>
          </table:table-cell>
          <table:table-cell table:style-name="Default"/>
          <table:table-cell table:style-name="ce21" office:value-type="float" office:value="334" calcext:value-type="float">
            <text:p>33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Hengevelde</text:p>
          </table:table-cell>
          <table:table-cell table:style-name="Default"/>
          <table:table-cell table:style-name="ce21" office:value-type="float" office:value="284" calcext:value-type="float">
            <text:p>28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Marle en Wynbren</text:p>
          </table:table-cell>
          <table:table-cell table:style-name="Default"/>
          <table:table-cell table:style-name="ce21" office:value-type="float" office:value="216" calcext:value-type="float">
            <text:p>21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Wengelo</text:p>
          </table:table-cell>
          <table:table-cell table:style-name="Default"/>
          <table:table-cell table:style-name="ce21" office:value-type="float" office:value="211" calcext:value-type="float">
            <text:p>21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Schoutampt Raalte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Dorp Raalte</text:p>
          </table:table-cell>
          <table:table-cell table:style-name="Default"/>
          <table:table-cell table:style-name="ce21" office:value-type="float" office:value="452" calcext:value-type="float">
            <text:p>45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Sendert</text:p>
          </table:table-cell>
          <table:table-cell table:style-name="Default"/>
          <table:table-cell table:style-name="ce21" office:value-type="float" office:value="618" calcext:value-type="float">
            <text:p>61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Pleegste</text:p>
          </table:table-cell>
          <table:table-cell table:style-name="Default"/>
          <table:table-cell table:style-name="ce21" office:value-type="float" office:value="259" calcext:value-type="float">
            <text:p>25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Ramele</text:p>
          </table:table-cell>
          <table:table-cell table:style-name="Default"/>
          <table:table-cell table:style-name="ce21" office:value-type="float" office:value="198" calcext:value-type="float">
            <text:p>19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Boetele</text:p>
          </table:table-cell>
          <table:table-cell table:style-name="Default"/>
          <table:table-cell table:style-name="ce21" office:value-type="float" office:value="188" calcext:value-type="float">
            <text:p>18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Tyeraan</text:p>
          </table:table-cell>
          <table:table-cell table:style-name="Default"/>
          <table:table-cell table:style-name="ce21" office:value-type="float" office:value="955" calcext:value-type="float">
            <text:p>95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Luttenberg</text:p>
          </table:table-cell>
          <table:table-cell table:style-name="Default"/>
          <table:table-cell table:style-name="ce21" office:value-type="float" office:value="321" calcext:value-type="float">
            <text:p>32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Broekland</text:p>
          </table:table-cell>
          <table:table-cell table:style-name="Default"/>
          <table:table-cell table:style-name="ce21" office:value-type="float" office:value="138" calcext:value-type="float">
            <text:p>13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Heeten</text:p>
          </table:table-cell>
          <table:table-cell table:style-name="Default"/>
          <table:table-cell table:style-name="ce21" office:value-type="float" office:value="1036" calcext:value-type="float">
            <text:p>103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Schoutampt Heino</text:p>
          </table:table-cell>
          <table:table-cell table:style-name="Default"/>
          <table:table-cell table:style-name="ce21" office:value-type="float" office:value="740" calcext:value-type="float">
            <text:p>74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Stad Ommen</text:p>
          </table:table-cell>
          <table:table-cell table:style-name="Default"/>
          <table:table-cell table:style-name="ce21" office:value-type="float" office:value="703" calcext:value-type="float">
            <text:p>70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1" office:value-type="float" office:value="24017" calcext:value-type="float">
            <text:p>24017</text:p>
          </table:table-cell>
          <table:table-cell table:style-name="ce24" office:value-type="float" office:value="48" calcext:value-type="float">
            <text:p>48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6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Schoutampt Ommen, Avereest en den Ham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Bestmen</text:p>
          </table:table-cell>
          <table:table-cell table:style-name="Default"/>
          <table:table-cell table:style-name="ce21" office:value-type="float" office:value="96" calcext:value-type="float">
            <text:p>9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Junne</text:p>
          </table:table-cell>
          <table:table-cell table:style-name="Default"/>
          <table:table-cell table:style-name="ce21" office:value-type="float" office:value="137" calcext:value-type="float">
            <text:p>13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Beerse</text:p>
          </table:table-cell>
          <table:table-cell table:style-name="Default"/>
          <table:table-cell table:style-name="ce21" office:value-type="float" office:value="126" calcext:value-type="float">
            <text:p>12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Stegteren</text:p>
          </table:table-cell>
          <table:table-cell table:style-name="Default"/>
          <table:table-cell table:style-name="ce21" office:value-type="float" office:value="121" calcext:value-type="float">
            <text:p>12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Geetmen</text:p>
          </table:table-cell>
          <table:table-cell table:style-name="Default"/>
          <table:table-cell table:style-name="ce21" office:value-type="float" office:value="125" calcext:value-type="float">
            <text:p>12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Vilsteren</text:p>
          </table:table-cell>
          <table:table-cell table:style-name="Default"/>
          <table:table-cell table:style-name="ce21" office:value-type="float" office:value="161" calcext:value-type="float">
            <text:p>16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Varssen</text:p>
          </table:table-cell>
          <table:table-cell table:style-name="Default"/>
          <table:table-cell table:style-name="ce21" office:value-type="float" office:value="159" calcext:value-type="float">
            <text:p>15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Archen</text:p>
          </table:table-cell>
          <table:table-cell table:style-name="Default"/>
          <table:table-cell table:style-name="ce21" office:value-type="float" office:value="199" calcext:value-type="float">
            <text:p>19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Lemele</text:p>
          </table:table-cell>
          <table:table-cell table:style-name="Default"/>
          <table:table-cell table:style-name="ce21" office:value-type="float" office:value="179" calcext:value-type="float">
            <text:p>17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Arrien</text:p>
          </table:table-cell>
          <table:table-cell table:style-name="Default"/>
          <table:table-cell table:style-name="ce21" office:value-type="float" office:value="183" calcext:value-type="float">
            <text:p>18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Eerde</text:p>
          </table:table-cell>
          <table:table-cell table:style-name="Default"/>
          <table:table-cell table:style-name="ce21" office:value-type="float" office:value="107" calcext:value-type="float">
            <text:p>10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Zeeze</text:p>
          </table:table-cell>
          <table:table-cell table:style-name="Default"/>
          <table:table-cell table:style-name="ce21" office:value-type="float" office:value="44" calcext:value-type="float">
            <text:p>4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voor de Brug</text:p>
          </table:table-cell>
          <table:table-cell table:style-name="Default"/>
          <table:table-cell table:style-name="ce21" office:value-type="float" office:value="106" calcext:value-type="float">
            <text:p>10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Velthoek</text:p>
          </table:table-cell>
          <table:table-cell table:style-name="Default"/>
          <table:table-cell table:style-name="ce21" office:value-type="float" office:value="30" calcext:value-type="float">
            <text:p>3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Oosterhuis</text:p>
          </table:table-cell>
          <table:table-cell table:style-name="Default"/>
          <table:table-cell table:style-name="ce21" office:value-type="float" office:value="44" calcext:value-type="float">
            <text:p>4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Ten Kate</text:p>
          </table:table-cell>
          <table:table-cell table:style-name="Default"/>
          <table:table-cell table:style-name="ce21" office:value-type="float" office:value="25" calcext:value-type="float">
            <text:p>2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Ten Huisen</text:p>
          </table:table-cell>
          <table:table-cell table:style-name="Default"/>
          <table:table-cell table:style-name="ce21" office:value-type="float" office:value="57" calcext:value-type="float">
            <text:p>5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Ten Oever</text:p>
          </table:table-cell>
          <table:table-cell table:style-name="Default"/>
          <table:table-cell table:style-name="ce21" office:value-type="float" office:value="58" calcext:value-type="float">
            <text:p>5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Westerhuis</text:p>
          </table:table-cell>
          <table:table-cell table:style-name="Default"/>
          <table:table-cell table:style-name="ce21" office:value-type="float" office:value="25" calcext:value-type="float">
            <text:p>2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Pastorye en Vicarye</text:p>
          </table:table-cell>
          <table:table-cell table:style-name="Default"/>
          <table:table-cell table:style-name="ce21" office:value-type="float" office:value="31" calcext:value-type="float">
            <text:p>3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Dorp den Ham</text:p>
          </table:table-cell>
          <table:table-cell table:style-name="Default"/>
          <table:table-cell table:style-name="ce21" office:value-type="float" office:value="567" calcext:value-type="float">
            <text:p>56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Magelde</text:p>
          </table:table-cell>
          <table:table-cell table:style-name="Default"/>
          <table:table-cell table:style-name="ce21" office:value-type="float" office:value="358" calcext:value-type="float">
            <text:p>35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Linde</text:p>
          </table:table-cell>
          <table:table-cell table:style-name="Default"/>
          <table:table-cell table:style-name="ce21" office:value-type="float" office:value="228" calcext:value-type="float">
            <text:p>22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Meer</text:p>
          </table:table-cell>
          <table:table-cell table:style-name="Default"/>
          <table:table-cell table:style-name="ce21" office:value-type="float" office:value="229" calcext:value-type="float">
            <text:p>22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Noordmeer</text:p>
          </table:table-cell>
          <table:table-cell table:style-name="Default"/>
          <table:table-cell table:style-name="ce21" office:value-type="float" office:value="103" calcext:value-type="float">
            <text:p>10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Schoutampt Dalfsen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Dorp Dalfsen</text:p>
          </table:table-cell>
          <table:table-cell table:style-name="Default"/>
          <table:table-cell table:style-name="ce21" office:value-type="float" office:value="773" calcext:value-type="float">
            <text:p>77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Oosterdalfsen</text:p>
          </table:table-cell>
          <table:table-cell table:style-name="Default"/>
          <table:table-cell table:style-name="ce21" office:value-type="float" office:value="97" calcext:value-type="float">
            <text:p>9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Welsem</text:p>
          </table:table-cell>
          <table:table-cell table:style-name="Default"/>
          <table:table-cell table:style-name="ce21" office:value-type="float" office:value="112" calcext:value-type="float">
            <text:p>11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Ancum en de Vos</text:p>
          </table:table-cell>
          <table:table-cell table:style-name="Default"/>
          <table:table-cell table:style-name="ce21" office:value-type="float" office:value="371" calcext:value-type="float">
            <text:p>37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Garner</text:p>
          </table:table-cell>
          <table:table-cell table:style-name="Default"/>
          <table:table-cell table:style-name="ce21" office:value-type="float" office:value="238" calcext:value-type="float">
            <text:p>23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Nieuw Leusen en den Hulst</text:p>
          </table:table-cell>
          <table:table-cell table:style-name="Default"/>
          <table:table-cell table:style-name="ce21" office:value-type="float" office:value="434" calcext:value-type="float">
            <text:p>43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Oud Leusen</text:p>
          </table:table-cell>
          <table:table-cell table:style-name="Default"/>
          <table:table-cell table:style-name="ce21" office:value-type="float" office:value="292" calcext:value-type="float">
            <text:p>29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1" office:value-type="float" office:value="29832" calcext:value-type="float">
            <text:p>29832</text:p>
          </table:table-cell>
          <table:table-cell table:style-name="ce24" office:value-type="float" office:value="60" calcext:value-type="float">
            <text:p>60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3</text:p>
          </table:table-cell>
          <table:table-cell table:style-name="ce35" office:value-type="string" calcext:value-type="string">
            <text:p>0017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Hessem</text:p>
          </table:table-cell>
          <table:table-cell table:style-name="Default"/>
          <table:table-cell table:style-name="ce21" office:value-type="float" office:value="146" calcext:value-type="float">
            <text:p>14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Rechteren</text:p>
          </table:table-cell>
          <table:table-cell table:style-name="Default"/>
          <table:table-cell table:style-name="ce21" office:value-type="float" office:value="185" calcext:value-type="float">
            <text:p>18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Milgen</text:p>
          </table:table-cell>
          <table:table-cell table:style-name="Default"/>
          <table:table-cell table:style-name="ce21" office:value-type="float" office:value="184" calcext:value-type="float">
            <text:p>18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Lenthe</text:p>
          </table:table-cell>
          <table:table-cell table:style-name="Default"/>
          <table:table-cell table:style-name="ce21" office:value-type="float" office:value="1049" calcext:value-type="float">
            <text:p>104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Emmen de Marschhoek</text:p>
          </table:table-cell>
          <table:table-cell table:style-name="Default"/>
          <table:table-cell table:style-name="ce21" office:value-type="float" office:value="299" calcext:value-type="float">
            <text:p>29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Zwolle</text:p>
          </table:table-cell>
          <table:table-cell table:style-name="Default"/>
          <table:table-cell table:style-name="ce21" office:value-type="float" office:value="12220" calcext:value-type="float">
            <text:p>1222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Schoutampt Zwol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Ittersum</text:p>
          </table:table-cell>
          <table:table-cell table:style-name="Default"/>
          <table:table-cell table:style-name="ce21" office:value-type="float" office:value="111" calcext:value-type="float">
            <text:p>11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Herculo</text:p>
          </table:table-cell>
          <table:table-cell table:style-name="Default"/>
          <table:table-cell table:style-name="ce21" office:value-type="float" office:value="70" calcext:value-type="float">
            <text:p>7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Voorst en Westenholte</text:p>
          </table:table-cell>
          <table:table-cell table:style-name="Default"/>
          <table:table-cell table:style-name="ce21" office:value-type="float" office:value="240" calcext:value-type="float">
            <text:p>24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Schelle</text:p>
          </table:table-cell>
          <table:table-cell table:style-name="Default"/>
          <table:table-cell table:style-name="ce21" office:value-type="float" office:value="82" calcext:value-type="float">
            <text:p>8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Windesheim</text:p>
          </table:table-cell>
          <table:table-cell table:style-name="Default"/>
          <table:table-cell table:style-name="ce21" office:value-type="float" office:value="190" calcext:value-type="float">
            <text:p>19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Oldeneel</text:p>
          </table:table-cell>
          <table:table-cell table:style-name="Default"/>
          <table:table-cell table:style-name="ce21" office:value-type="float" office:value="116" calcext:value-type="float">
            <text:p>11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Spoolde</text:p>
          </table:table-cell>
          <table:table-cell table:style-name="Default"/>
          <table:table-cell table:style-name="ce21" office:value-type="float" office:value="186" calcext:value-type="float">
            <text:p>18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Herfte</text:p>
          </table:table-cell>
          <table:table-cell table:style-name="Default"/>
          <table:table-cell table:style-name="ce21" office:value-type="float" office:value="74" calcext:value-type="float">
            <text:p>7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Wythem</text:p>
          </table:table-cell>
          <table:table-cell table:style-name="Default"/>
          <table:table-cell table:style-name="ce21" office:value-type="float" office:value="225" calcext:value-type="float">
            <text:p>22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Haarst</text:p>
          </table:table-cell>
          <table:table-cell table:style-name="Default"/>
          <table:table-cell table:style-name="ce21" office:value-type="float" office:value="159" calcext:value-type="float">
            <text:p>15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Genne, Holten en Overwater</text:p>
          </table:table-cell>
          <table:table-cell table:style-name="Default"/>
          <table:table-cell table:style-name="ce21" office:value-type="float" office:value="210" calcext:value-type="float">
            <text:p>21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Langenholte</text:p>
          </table:table-cell>
          <table:table-cell table:style-name="Default"/>
          <table:table-cell table:style-name="ce21" office:value-type="float" office:value="96" calcext:value-type="float">
            <text:p>9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Routeveen</text:p>
          </table:table-cell>
          <table:table-cell table:style-name="Default"/>
          <table:table-cell table:style-name="ce21" office:value-type="float" office:value="347" calcext:value-type="float">
            <text:p>34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Zalne</text:p>
          </table:table-cell>
          <table:table-cell table:style-name="Default"/>
          <table:table-cell table:style-name="ce21" office:value-type="float" office:value="85" calcext:value-type="float">
            <text:p>8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's Heerenbroek</text:p>
          </table:table-cell>
          <table:table-cell table:style-name="Default"/>
          <table:table-cell table:style-name="ce21" office:value-type="float" office:value="136" calcext:value-type="float">
            <text:p>13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Mastenbroek</text:p>
          </table:table-cell>
          <table:table-cell table:style-name="Default"/>
          <table:table-cell table:style-name="ce21" office:value-type="float" office:value="558" calcext:value-type="float">
            <text:p>55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Zuithem</text:p>
          </table:table-cell>
          <table:table-cell table:style-name="Default"/>
          <table:table-cell table:style-name="ce21" office:value-type="float" office:value="147" calcext:value-type="float">
            <text:p>14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Berkum</text:p>
          </table:table-cell>
          <table:table-cell table:style-name="Default"/>
          <table:table-cell table:style-name="ce21" office:value-type="float" office:value="379" calcext:value-type="float">
            <text:p>37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Campen</text:p>
          </table:table-cell>
          <table:table-cell table:style-name="Default"/>
          <table:table-cell table:style-name="ce21" office:value-type="float" office:value="6214" calcext:value-type="float">
            <text:p>621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choutampt Camperveen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Zuideinde</text:p>
          </table:table-cell>
          <table:table-cell table:style-name="Default"/>
          <table:table-cell table:style-name="ce21" office:value-type="float" office:value="155" calcext:value-type="float">
            <text:p>15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Noordeinde of Hoogeweg</text:p>
          </table:table-cell>
          <table:table-cell table:style-name="Default"/>
          <table:table-cell table:style-name="ce21" office:value-type="float" office:value="160" calcext:value-type="float">
            <text:p>16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De Zanden</text:p>
          </table:table-cell>
          <table:table-cell table:style-name="Default"/>
          <table:table-cell table:style-name="ce21" office:value-type="float" office:value="119" calcext:value-type="float">
            <text:p>11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choutampt Zalk</text:p>
          </table:table-cell>
          <table:table-cell table:style-name="Default"/>
          <table:table-cell table:style-name="ce21" office:value-type="float" office:value="364" calcext:value-type="float">
            <text:p>36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1" office:value-type="float" office:value="54338" calcext:value-type="float">
            <text:p>54338</text:p>
          </table:table-cell>
          <table:table-cell table:style-name="ce24" office:value-type="float" office:value="108" calcext:value-type="float">
            <text:p>108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8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choutampt Vecaten</text:p>
          </table:table-cell>
          <table:table-cell table:style-name="Default"/>
          <table:table-cell table:style-name="ce21" office:value-type="float" office:value="161" calcext:value-type="float">
            <text:p>16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choutampt Ysselmuiden</text:p>
          </table:table-cell>
          <table:table-cell table:style-name="Default"/>
          <table:table-cell table:style-name="ce21" office:value-type="float" office:value="1011" calcext:value-type="float">
            <text:p>101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tad Genemuiden</text:p>
          </table:table-cell>
          <table:table-cell table:style-name="Default"/>
          <table:table-cell table:style-name="ce21" office:value-type="float" office:value="852" calcext:value-type="float">
            <text:p>85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choutampt Genemuiden</text:p>
          </table:table-cell>
          <table:table-cell table:style-name="Default"/>
          <table:table-cell table:style-name="ce21" office:value-type="float" office:value="149" calcext:value-type="float">
            <text:p>14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tad Wilsum</text:p>
          </table:table-cell>
          <table:table-cell table:style-name="Default"/>
          <table:table-cell table:style-name="ce21" office:value-type="float" office:value="278" calcext:value-type="float">
            <text:p>27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choutampt Wilsum</text:p>
          </table:table-cell>
          <table:table-cell table:style-name="Default"/>
          <table:table-cell table:style-name="ce21" office:value-type="float" office:value="60" calcext:value-type="float">
            <text:p>6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tad Grafhorst</text:p>
          </table:table-cell>
          <table:table-cell table:style-name="Default"/>
          <table:table-cell table:style-name="ce21" office:value-type="float" office:value="279" calcext:value-type="float">
            <text:p>27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tad Hasselt</text:p>
          </table:table-cell>
          <table:table-cell table:style-name="Default"/>
          <table:table-cell table:style-name="ce21" office:value-type="float" office:value="1124" calcext:value-type="float">
            <text:p>112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Hasseler Karspel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het Karspel</text:p>
          </table:table-cell>
          <table:table-cell table:style-name="Default"/>
          <table:table-cell table:style-name="ce21" office:value-type="float" office:value="404" calcext:value-type="float">
            <text:p>40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Nieuwesluis</text:p>
          </table:table-cell>
          <table:table-cell table:style-name="Default"/>
          <table:table-cell table:style-name="ce21" office:value-type="float" office:value="623" calcext:value-type="float">
            <text:p>62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choutampt Staphorst, Rouveen en Yhorst</text:p>
          </table:table-cell>
          <table:table-cell table:style-name="Default"/>
          <table:table-cell table:style-name="ce21" office:value-type="float" office:value="2616" calcext:value-type="float">
            <text:p>261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choutampt Eiland Ens</text:p>
          </table:table-cell>
          <table:table-cell table:style-name="Default"/>
          <table:table-cell table:style-name="ce21" office:value-type="float" office:value="328" calcext:value-type="float">
            <text:p>32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Vollenhove</text:p>
          </table:table-cell>
          <table:table-cell table:style-name="Default"/>
          <table:table-cell table:style-name="ce21" office:value-type="float" office:value="972" calcext:value-type="float">
            <text:p>97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choutampt Vollenhove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Barsbeek</text:p>
          </table:table-cell>
          <table:table-cell table:style-name="Default"/>
          <table:table-cell table:style-name="ce21" office:value-type="float" office:value="499" calcext:value-type="float">
            <text:p>49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Cuinderdyk en Baarlo</text:p>
          </table:table-cell>
          <table:table-cell table:style-name="Default"/>
          <table:table-cell table:style-name="ce21" office:value-type="float" office:value="153" calcext:value-type="float">
            <text:p>15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Leeuwte</text:p>
          </table:table-cell>
          <table:table-cell table:style-name="Default"/>
          <table:table-cell table:style-name="ce21" office:value-type="float" office:value="389" calcext:value-type="float">
            <text:p>38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Fortresse Blokzyl</text:p>
          </table:table-cell>
          <table:table-cell table:style-name="Default"/>
          <table:table-cell table:style-name="ce21" office:value-type="float" office:value="1325" calcext:value-type="float">
            <text:p>132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choutampt van Cuinre en Blankenham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Carspel Cuinre</text:p>
          </table:table-cell>
          <table:table-cell table:style-name="Default"/>
          <table:table-cell table:style-name="ce21" office:value-type="float" office:value="625" calcext:value-type="float">
            <text:p>62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Blankenham</text:p>
          </table:table-cell>
          <table:table-cell table:style-name="Default"/>
          <table:table-cell table:style-name="ce21" office:value-type="float" office:value="257" calcext:value-type="float">
            <text:p>25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choutampt van Ysselham, Paaslo en Oldemarkt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Ysselham</text:p>
          </table:table-cell>
          <table:table-cell table:style-name="Default"/>
          <table:table-cell table:style-name="ce21" office:value-type="float" office:value="227" calcext:value-type="float">
            <text:p>22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Paaslo</text:p>
          </table:table-cell>
          <table:table-cell table:style-name="Default"/>
          <table:table-cell table:style-name="ce21" office:value-type="float" office:value="216" calcext:value-type="float">
            <text:p>21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Calemberg</text:p>
          </table:table-cell>
          <table:table-cell table:style-name="Default"/>
          <table:table-cell table:style-name="ce21" office:value-type="float" office:value="333" calcext:value-type="float">
            <text:p>33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Oldemarkt</text:p>
          </table:table-cell>
          <table:table-cell table:style-name="Default"/>
          <table:table-cell table:style-name="ce21" office:value-type="float" office:value="592" calcext:value-type="float">
            <text:p>59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1" office:value-type="float" office:value="67811" calcext:value-type="float">
            <text:p>67811</text:p>
          </table:table-cell>
          <table:table-cell table:style-name="ce24" office:value-type="float" office:value="135" calcext:value-type="float">
            <text:p>135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4</text:p>
          </table:table-cell>
          <table:table-cell table:style-name="ce35" office:value-type="string" calcext:value-type="string">
            <text:p>001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Haare</text:p>
          </table:table-cell>
          <table:table-cell table:style-name="Default"/>
          <table:table-cell table:style-name="ce21" office:value-type="float" office:value="32" calcext:value-type="float">
            <text:p>3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choutampt Giethoorn</text:p>
          </table:table-cell>
          <table:table-cell table:style-name="Default"/>
          <table:table-cell table:style-name="ce21" office:value-type="float" office:value="1463" calcext:value-type="float">
            <text:p>146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Heerlykheid de Eeze</text:p>
          </table:table-cell>
          <table:table-cell table:style-name="Default"/>
          <table:table-cell table:style-name="ce21" office:value-type="float" office:value="54" calcext:value-type="float">
            <text:p>5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tad Steenwyk</text:p>
          </table:table-cell>
          <table:table-cell table:style-name="Default"/>
          <table:table-cell table:style-name="ce21" office:value-type="float" office:value="1791" calcext:value-type="float">
            <text:p>179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choutampt Steenwyk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teenwykerwolt</text:p>
          </table:table-cell>
          <table:table-cell table:style-name="Default"/>
          <table:table-cell table:style-name="ce21" office:value-type="float" office:value="743" calcext:value-type="float">
            <text:p>74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cheerwolde</text:p>
          </table:table-cell>
          <table:table-cell table:style-name="Default"/>
          <table:table-cell table:style-name="ce21" office:value-type="float" office:value="256" calcext:value-type="float">
            <text:p>25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Zuidveen</text:p>
          </table:table-cell>
          <table:table-cell table:style-name="Default"/>
          <table:table-cell table:style-name="ce21" office:value-type="float" office:value="486" calcext:value-type="float">
            <text:p>48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Verlaat</text:p>
          </table:table-cell>
          <table:table-cell table:style-name="Default"/>
          <table:table-cell table:style-name="ce21" office:value-type="float" office:value="49" calcext:value-type="float">
            <text:p>4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Onna</text:p>
          </table:table-cell>
          <table:table-cell table:style-name="Default"/>
          <table:table-cell table:style-name="ce21" office:value-type="float" office:value="91" calcext:value-type="float">
            <text:p>9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Kallenkote</text:p>
          </table:table-cell>
          <table:table-cell table:style-name="Default"/>
          <table:table-cell table:style-name="ce21" office:value-type="float" office:value="151" calcext:value-type="float">
            <text:p>15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Ysveen</text:p>
          </table:table-cell>
          <table:table-cell table:style-name="Default"/>
          <table:table-cell table:style-name="ce21" office:value-type="float" office:value="169" calcext:value-type="float">
            <text:p>16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Muggenbeeth</text:p>
          </table:table-cell>
          <table:table-cell table:style-name="Default"/>
          <table:table-cell table:style-name="ce21" office:value-type="float" office:value="197" calcext:value-type="float">
            <text:p>19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choutampt Wanneperveen en Dinksterveen</text:p>
          </table:table-cell>
          <table:table-cell table:style-name="Default"/>
          <table:table-cell table:style-name="ce21" office:value-type="float" office:value="1356" calcext:value-type="float">
            <text:p>135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choutampt Zwartesluis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Forteresse</text:p>
          </table:table-cell>
          <table:table-cell table:style-name="Default"/>
          <table:table-cell table:style-name="ce21" office:value-type="float" office:value="546" calcext:value-type="float">
            <text:p>54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Buitenquartier</text:p>
          </table:table-cell>
          <table:table-cell table:style-name="Default"/>
          <table:table-cell table:style-name="ce21" office:value-type="float" office:value="859" calcext:value-type="float">
            <text:p>85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Stad Hardenberg</text:p>
          </table:table-cell>
          <table:table-cell table:style-name="Default"/>
          <table:table-cell table:style-name="ce21" office:value-type="float" office:value="651" calcext:value-type="float">
            <text:p>65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Schoutampt Hardenberg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Brugt</text:p>
          </table:table-cell>
          <table:table-cell table:style-name="Default"/>
          <table:table-cell table:style-name="ce21" office:value-type="float" office:value="143" calcext:value-type="float">
            <text:p>14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Bergentheim</text:p>
          </table:table-cell>
          <table:table-cell table:style-name="Default"/>
          <table:table-cell table:style-name="ce21" office:value-type="float" office:value="158" calcext:value-type="float">
            <text:p>15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Sipculo</text:p>
          </table:table-cell>
          <table:table-cell table:style-name="Default"/>
          <table:table-cell table:style-name="ce21" office:value-type="float" office:value="75" calcext:value-type="float">
            <text:p>7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Diffelen</text:p>
          </table:table-cell>
          <table:table-cell table:style-name="Default"/>
          <table:table-cell table:style-name="ce21" office:value-type="float" office:value="130" calcext:value-type="float">
            <text:p>13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Reese</text:p>
          </table:table-cell>
          <table:table-cell table:style-name="Default"/>
          <table:table-cell table:style-name="ce21" office:value-type="float" office:value="211" calcext:value-type="float">
            <text:p>21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Heemse</text:p>
          </table:table-cell>
          <table:table-cell table:style-name="Default"/>
          <table:table-cell table:style-name="ce21" office:value-type="float" office:value="366" calcext:value-type="float">
            <text:p>36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Cellendoorn</text:p>
          </table:table-cell>
          <table:table-cell table:style-name="Default"/>
          <table:table-cell table:style-name="ce21" office:value-type="float" office:value="91" calcext:value-type="float">
            <text:p>9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Lutten</text:p>
          </table:table-cell>
          <table:table-cell table:style-name="Default"/>
          <table:table-cell table:style-name="ce21" office:value-type="float" office:value="120" calcext:value-type="float">
            <text:p>12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Ennevelde</text:p>
          </table:table-cell>
          <table:table-cell table:style-name="Default"/>
          <table:table-cell table:style-name="ce21" office:value-type="float" office:value="57" calcext:value-type="float">
            <text:p>5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Aane</text:p>
          </table:table-cell>
          <table:table-cell table:style-name="Default"/>
          <table:table-cell table:style-name="ce21" office:value-type="float" office:value="403" calcext:value-type="float">
            <text:p>40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Holthone</text:p>
          </table:table-cell>
          <table:table-cell table:style-name="Default"/>
          <table:table-cell table:style-name="ce21" office:value-type="float" office:value="113" calcext:value-type="float">
            <text:p>11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Holtheeme</text:p>
          </table:table-cell>
          <table:table-cell table:style-name="Default"/>
          <table:table-cell table:style-name="ce21" office:value-type="float" office:value="159" calcext:value-type="float">
            <text:p>15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Den Velde</text:p>
          </table:table-cell>
          <table:table-cell table:style-name="Default"/>
          <table:table-cell table:style-name="ce21" office:value-type="float" office:value="81" calcext:value-type="float">
            <text:p>8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Loosen</text:p>
          </table:table-cell>
          <table:table-cell table:style-name="Default"/>
          <table:table-cell table:style-name="ce21" office:value-type="float" office:value="45" calcext:value-type="float">
            <text:p>4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Baalder</text:p>
          </table:table-cell>
          <table:table-cell table:style-name="Default"/>
          <table:table-cell table:style-name="ce21" office:value-type="float" office:value="177" calcext:value-type="float">
            <text:p>17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Radewyk</text:p>
          </table:table-cell>
          <table:table-cell table:style-name="Default"/>
          <table:table-cell table:style-name="ce21" office:value-type="float" office:value="88" calcext:value-type="float">
            <text:p>8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Stad Gramsbergen</text:p>
          </table:table-cell>
          <table:table-cell table:style-name="Default"/>
          <table:table-cell table:style-name="ce21" office:value-type="float" office:value="358" calcext:value-type="float">
            <text:p>35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1" office:value-type="float" office:value="79480" calcext:value-type="float">
            <text:p>79480</text:p>
          </table:table-cell>
          <table:table-cell table:style-name="ce24" office:value-type="float" office:value="159" calcext:value-type="float">
            <text:p>159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Schoutampt Hellendoorn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Dorp Hellendoorn</text:p>
          </table:table-cell>
          <table:table-cell table:style-name="Default"/>
          <table:table-cell table:style-name="ce21" office:value-type="float" office:value="503" calcext:value-type="float">
            <text:p>50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Noetsel</text:p>
          </table:table-cell>
          <table:table-cell table:style-name="Default"/>
          <table:table-cell table:style-name="ce21" office:value-type="float" office:value="218" calcext:value-type="float">
            <text:p>21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Haarle</text:p>
          </table:table-cell>
          <table:table-cell table:style-name="Default"/>
          <table:table-cell table:style-name="ce21" office:value-type="float" office:value="539" calcext:value-type="float">
            <text:p>53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Eelen en Rhaan</text:p>
          </table:table-cell>
          <table:table-cell table:style-name="Default"/>
          <table:table-cell table:style-name="ce21" office:value-type="float" office:value="375" calcext:value-type="float">
            <text:p>37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Egede</text:p>
          </table:table-cell>
          <table:table-cell table:style-name="Default"/>
          <table:table-cell table:style-name="ce21" office:value-type="float" office:value="164" calcext:value-type="float">
            <text:p>16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Marle</text:p>
          </table:table-cell>
          <table:table-cell table:style-name="Default"/>
          <table:table-cell table:style-name="ce21" office:value-type="float" office:value="314" calcext:value-type="float">
            <text:p>31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Daarle</text:p>
          </table:table-cell>
          <table:table-cell table:style-name="Default"/>
          <table:table-cell table:style-name="ce21" office:value-type="float" office:value="240" calcext:value-type="float">
            <text:p>24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Hulsen</text:p>
          </table:table-cell>
          <table:table-cell table:style-name="Default"/>
          <table:table-cell table:style-name="ce21" office:value-type="float" office:value="156" calcext:value-type="float">
            <text:p>15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Stad Almelo</text:p>
          </table:table-cell>
          <table:table-cell table:style-name="Default"/>
          <table:table-cell table:style-name="ce21" office:value-type="float" office:value="2162" calcext:value-type="float">
            <text:p>216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Gerichte Almelo</text:p>
          </table:table-cell>
          <table:table-cell table:style-name="Default"/>
          <table:table-cell table:style-name="ce21" office:value-type="float" office:value="2383" calcext:value-type="float">
            <text:p>238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Schoutampt Vrieseveen</text:p>
          </table:table-cell>
          <table:table-cell table:style-name="Default"/>
          <table:table-cell table:style-name="ce21" office:value-type="float" office:value="1803" calcext:value-type="float">
            <text:p>180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Stad Ootmarssum</text:p>
          </table:table-cell>
          <table:table-cell table:style-name="Default"/>
          <table:table-cell table:style-name="ce21" office:value-type="float" office:value="1108" calcext:value-type="float">
            <text:p>110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Landgerichte Ootmarssum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Vasse</text:p>
          </table:table-cell>
          <table:table-cell table:style-name="Default"/>
          <table:table-cell table:style-name="ce21" office:value-type="float" office:value="228" calcext:value-type="float">
            <text:p>22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Manderen</text:p>
          </table:table-cell>
          <table:table-cell table:style-name="Default"/>
          <table:table-cell table:style-name="ce21" office:value-type="float" office:value="384" calcext:value-type="float">
            <text:p>38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Rectum en Haarle</text:p>
          </table:table-cell>
          <table:table-cell table:style-name="Default"/>
          <table:table-cell table:style-name="ce21" office:value-type="float" office:value="510" calcext:value-type="float">
            <text:p>51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Groot en Klein Agelo</text:p>
          </table:table-cell>
          <table:table-cell table:style-name="Default"/>
          <table:table-cell table:style-name="ce21" office:value-type="float" office:value="500" calcext:value-type="float">
            <text:p>50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Latterop</text:p>
          </table:table-cell>
          <table:table-cell table:style-name="Default"/>
          <table:table-cell table:style-name="ce21" office:value-type="float" office:value="402" calcext:value-type="float">
            <text:p>40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Tilgte</text:p>
          </table:table-cell>
          <table:table-cell table:style-name="Default"/>
          <table:table-cell table:style-name="ce21" office:value-type="float" office:value="438" calcext:value-type="float">
            <text:p>43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Brekkelenkamp</text:p>
          </table:table-cell>
          <table:table-cell table:style-name="Default"/>
          <table:table-cell table:style-name="ce21" office:value-type="float" office:value="247" calcext:value-type="float">
            <text:p>24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Nutter</text:p>
          </table:table-cell>
          <table:table-cell table:style-name="Default"/>
          <table:table-cell table:style-name="ce21" office:value-type="float" office:value="264" calcext:value-type="float">
            <text:p>26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Hesingen</text:p>
          </table:table-cell>
          <table:table-cell table:style-name="Default"/>
          <table:table-cell table:style-name="ce21" office:value-type="float" office:value="137" calcext:value-type="float">
            <text:p>13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Oude Ootmarssum</text:p>
          </table:table-cell>
          <table:table-cell table:style-name="Default"/>
          <table:table-cell table:style-name="ce21" office:value-type="float" office:value="142" calcext:value-type="float">
            <text:p>14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Dorp Tubbergen</text:p>
          </table:table-cell>
          <table:table-cell table:style-name="Default"/>
          <table:table-cell table:style-name="ce21" office:value-type="float" office:value="308" calcext:value-type="float">
            <text:p>30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Buurschap Tubbergen</text:p>
          </table:table-cell>
          <table:table-cell table:style-name="Default"/>
          <table:table-cell table:style-name="ce21" office:value-type="float" office:value="505" calcext:value-type="float">
            <text:p>50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Geesteren</text:p>
          </table:table-cell>
          <table:table-cell table:style-name="Default"/>
          <table:table-cell table:style-name="ce21" office:value-type="float" office:value="674" calcext:value-type="float">
            <text:p>67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Albergen</text:p>
          </table:table-cell>
          <table:table-cell table:style-name="Default"/>
          <table:table-cell table:style-name="ce21" office:value-type="float" office:value="933" calcext:value-type="float">
            <text:p>93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Fleringen</text:p>
          </table:table-cell>
          <table:table-cell table:style-name="Default"/>
          <table:table-cell table:style-name="ce21" office:value-type="float" office:value="298" calcext:value-type="float">
            <text:p>29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Dorp Denekamp</text:p>
          </table:table-cell>
          <table:table-cell table:style-name="Default"/>
          <table:table-cell table:style-name="ce21" office:value-type="float" office:value="461" calcext:value-type="float">
            <text:p>46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Buurschap Denekamp</text:p>
          </table:table-cell>
          <table:table-cell table:style-name="Default"/>
          <table:table-cell table:style-name="ce21" office:value-type="float" office:value="391" calcext:value-type="float">
            <text:p>39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Noorddeuringen</text:p>
          </table:table-cell>
          <table:table-cell table:style-name="Default"/>
          <table:table-cell table:style-name="ce21" office:value-type="float" office:value="618" calcext:value-type="float">
            <text:p>61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Stad Oldenzaal</text:p>
          </table:table-cell>
          <table:table-cell table:style-name="Default"/>
          <table:table-cell table:style-name="ce21" office:value-type="float" office:value="2087" calcext:value-type="float">
            <text:p>208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1" office:value-type="float" office:value="98972" calcext:value-type="float">
            <text:p>98972</text:p>
          </table:table-cell>
          <table:table-cell table:style-name="ce24" office:value-type="float" office:value="198" calcext:value-type="float">
            <text:p>198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5</text:p>
          </table:table-cell>
          <table:table-cell table:style-name="ce35" office:value-type="string" calcext:value-type="string">
            <text:p>002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Landgerichte Oldenzaal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Marke Lutte</text:p>
          </table:table-cell>
          <table:table-cell table:style-name="Default"/>
          <table:table-cell table:style-name="ce21" office:value-type="float" office:value="1551" calcext:value-type="float">
            <text:p>155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Marke en Dorp Losser</text:p>
          </table:table-cell>
          <table:table-cell table:style-name="Default"/>
          <table:table-cell table:style-name="ce21" office:value-type="float" office:value="985" calcext:value-type="float">
            <text:p>98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Marke Doorningen</text:p>
          </table:table-cell>
          <table:table-cell table:style-name="Default"/>
          <table:table-cell table:style-name="ce21" office:value-type="float" office:value="519" calcext:value-type="float">
            <text:p>51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Dulder</text:p>
          </table:table-cell>
          <table:table-cell table:style-name="Default"/>
          <table:table-cell table:style-name="ce21" office:value-type="float" office:value="754" calcext:value-type="float">
            <text:p>75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Haseloo</text:p>
          </table:table-cell>
          <table:table-cell table:style-name="Default"/>
          <table:table-cell table:style-name="ce21" office:value-type="float" office:value="600" calcext:value-type="float">
            <text:p>60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Weerselo en Stift daar in gelegen</text:p>
          </table:table-cell>
          <table:table-cell table:style-name="Default"/>
          <table:table-cell table:style-name="ce21" office:value-type="float" office:value="456" calcext:value-type="float">
            <text:p>45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Berghuisen</text:p>
          </table:table-cell>
          <table:table-cell table:style-name="Default"/>
          <table:table-cell table:style-name="ce21" office:value-type="float" office:value="571" calcext:value-type="float">
            <text:p>57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Gammelke</text:p>
          </table:table-cell>
          <table:table-cell table:style-name="Default"/>
          <table:table-cell table:style-name="ce21" office:value-type="float" office:value="271" calcext:value-type="float">
            <text:p>27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Volthe</text:p>
          </table:table-cell>
          <table:table-cell table:style-name="Default"/>
          <table:table-cell table:style-name="ce21" office:value-type="float" office:value="443" calcext:value-type="float">
            <text:p>44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Kleine Dryne</text:p>
          </table:table-cell>
          <table:table-cell table:style-name="Default"/>
          <table:table-cell table:style-name="ce21" office:value-type="float" office:value="194" calcext:value-type="float">
            <text:p>19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Marke Rossum en Vrystad</text:p>
          </table:table-cell>
          <table:table-cell table:style-name="Default"/>
          <table:table-cell table:style-name="ce21" office:value-type="float" office:value="408" calcext:value-type="float">
            <text:p>40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Lemselo</text:p>
          </table:table-cell>
          <table:table-cell table:style-name="Default"/>
          <table:table-cell table:style-name="ce21" office:value-type="float" office:value="510" calcext:value-type="float">
            <text:p>51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Beuningen</text:p>
          </table:table-cell>
          <table:table-cell table:style-name="Default"/>
          <table:table-cell table:style-name="ce21" office:value-type="float" office:value="675" calcext:value-type="float">
            <text:p>67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Stad Enschede</text:p>
          </table:table-cell>
          <table:table-cell table:style-name="Default"/>
          <table:table-cell table:style-name="ce21" office:value-type="float" office:value="1835" calcext:value-type="float">
            <text:p>183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Landgerichte Enschede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Esmarkte</text:p>
          </table:table-cell>
          <table:table-cell table:style-name="Default"/>
          <table:table-cell table:style-name="ce21" office:value-type="float" office:value="1583" calcext:value-type="float">
            <text:p>158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Ysseloo</text:p>
          </table:table-cell>
          <table:table-cell table:style-name="Default"/>
          <table:table-cell table:style-name="ce21" office:value-type="float" office:value="1021" calcext:value-type="float">
            <text:p>102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Lonneker</text:p>
          </table:table-cell>
          <table:table-cell table:style-name="Default"/>
          <table:table-cell table:style-name="ce21" office:value-type="float" office:value="1256" calcext:value-type="float">
            <text:p>125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Twikkeloo</text:p>
          </table:table-cell>
          <table:table-cell table:style-name="Default"/>
          <table:table-cell table:style-name="ce21" office:value-type="float" office:value="431" calcext:value-type="float">
            <text:p>43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Dryne</text:p>
          </table:table-cell>
          <table:table-cell table:style-name="Default"/>
          <table:table-cell table:style-name="ce21" office:value-type="float" office:value="547" calcext:value-type="float">
            <text:p>54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Stad Delden</text:p>
          </table:table-cell>
          <table:table-cell table:style-name="Default"/>
          <table:table-cell table:style-name="ce21" office:value-type="float" office:value="1098" calcext:value-type="float">
            <text:p>109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Landgerichte Delden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Zeldam</text:p>
          </table:table-cell>
          <table:table-cell table:style-name="Default"/>
          <table:table-cell table:style-name="ce21" office:value-type="float" office:value="207" calcext:value-type="float">
            <text:p>20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Weddehoen Duisarend</text:p>
          </table:table-cell>
          <table:table-cell table:style-name="Default"/>
          <table:table-cell table:style-name="ce21" office:value-type="float" office:value="201" calcext:value-type="float">
            <text:p>20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Hengevelde</text:p>
          </table:table-cell>
          <table:table-cell table:style-name="Default"/>
          <table:table-cell table:style-name="ce21" office:value-type="float" office:value="255" calcext:value-type="float">
            <text:p>25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Scholte Weddehoen</text:p>
          </table:table-cell>
          <table:table-cell table:style-name="Default"/>
          <table:table-cell table:style-name="ce21" office:value-type="float" office:value="193" calcext:value-type="float">
            <text:p>19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Bekkum</text:p>
          </table:table-cell>
          <table:table-cell table:style-name="Default"/>
          <table:table-cell table:style-name="ce21" office:value-type="float" office:value="308" calcext:value-type="float">
            <text:p>30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Hagerys</text:p>
          </table:table-cell>
          <table:table-cell table:style-name="Default"/>
          <table:table-cell table:style-name="ce21" office:value-type="float" office:value="163" calcext:value-type="float">
            <text:p>16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Bentele</text:p>
          </table:table-cell>
          <table:table-cell table:style-name="Default"/>
          <table:table-cell table:style-name="ce21" office:value-type="float" office:value="525" calcext:value-type="float">
            <text:p>52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de Veldzyde, behoorende onder Woolde</text:p>
          </table:table-cell>
          <table:table-cell table:style-name="Default"/>
          <table:table-cell table:style-name="ce21" office:value-type="float" office:value="516" calcext:value-type="float">
            <text:p>51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Dorp Hengelo</text:p>
          </table:table-cell>
          <table:table-cell table:style-name="Default"/>
          <table:table-cell table:style-name="ce21" office:value-type="float" office:value="678" calcext:value-type="float">
            <text:p>67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Eule</text:p>
          </table:table-cell>
          <table:table-cell table:style-name="Default"/>
          <table:table-cell table:style-name="ce21" office:value-type="float" office:value="417" calcext:value-type="float">
            <text:p>41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1" office:value-type="float" office:value="118143" calcext:value-type="float">
            <text:p>118143</text:p>
          </table:table-cell>
          <table:table-cell table:style-name="ce24" office:value-type="float" office:value="236" calcext:value-type="float">
            <text:p>236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Deldener Esch</text:p>
          </table:table-cell>
          <table:table-cell table:style-name="Default"/>
          <table:table-cell table:style-name="ce21" office:value-type="float" office:value="434" calcext:value-type="float">
            <text:p>43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Asselo</text:p>
          </table:table-cell>
          <table:table-cell table:style-name="Default"/>
          <table:table-cell table:style-name="ce21" office:value-type="float" office:value="278" calcext:value-type="float">
            <text:p>27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Woolde</text:p>
          </table:table-cell>
          <table:table-cell table:style-name="Default"/>
          <table:table-cell table:style-name="ce21" office:value-type="float" office:value="860" calcext:value-type="float">
            <text:p>86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Deldenerbroek</text:p>
          </table:table-cell>
          <table:table-cell table:style-name="Default"/>
          <table:table-cell table:style-name="ce21" office:value-type="float" office:value="491" calcext:value-type="float">
            <text:p>49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Gerichte Borne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Dorp Borne</text:p>
          </table:table-cell>
          <table:table-cell table:style-name="Default"/>
          <table:table-cell table:style-name="ce21" office:value-type="float" office:value="844" calcext:value-type="float">
            <text:p>84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Zenderen</text:p>
          </table:table-cell>
          <table:table-cell table:style-name="Default"/>
          <table:table-cell table:style-name="ce21" office:value-type="float" office:value="755" calcext:value-type="float">
            <text:p>75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Bonerbroek</text:p>
          </table:table-cell>
          <table:table-cell table:style-name="Default"/>
          <table:table-cell table:style-name="ce21" office:value-type="float" office:value="491" calcext:value-type="float">
            <text:p>49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Hertmen</text:p>
          </table:table-cell>
          <table:table-cell table:style-name="Default"/>
          <table:table-cell table:style-name="ce21" office:value-type="float" office:value="208" calcext:value-type="float">
            <text:p>20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Stad Ryssen</text:p>
          </table:table-cell>
          <table:table-cell table:style-name="Default"/>
          <table:table-cell table:style-name="ce21" office:value-type="float" office:value="1509" calcext:value-type="float">
            <text:p>150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Stad Goor</text:p>
          </table:table-cell>
          <table:table-cell table:style-name="Default"/>
          <table:table-cell table:style-name="ce21" office:value-type="float" office:value="945" calcext:value-type="float">
            <text:p>945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Gerichte Kedingen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Goorsche Quartieren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Markelo</text:p>
          </table:table-cell>
          <table:table-cell table:style-name="Default"/>
          <table:table-cell table:style-name="ce21" office:value-type="float" office:value="666" calcext:value-type="float">
            <text:p>66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Stokkum</text:p>
          </table:table-cell>
          <table:table-cell table:style-name="Default"/>
          <table:table-cell table:style-name="ce21" office:value-type="float" office:value="483" calcext:value-type="float">
            <text:p>48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Beusbergen</text:p>
          </table:table-cell>
          <table:table-cell table:style-name="Default"/>
          <table:table-cell table:style-name="ce21" office:value-type="float" office:value="170" calcext:value-type="float">
            <text:p>17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Karspel Goor</text:p>
          </table:table-cell>
          <table:table-cell table:style-name="Default"/>
          <table:table-cell table:style-name="ce21" office:value-type="float" office:value="417" calcext:value-type="float">
            <text:p>41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Ryssensche Quartieren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Elsen</text:p>
          </table:table-cell>
          <table:table-cell table:style-name="Default"/>
          <table:table-cell table:style-name="ce21" office:value-type="float" office:value="554" calcext:value-type="float">
            <text:p>55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Enter</text:p>
          </table:table-cell>
          <table:table-cell table:style-name="Default"/>
          <table:table-cell table:style-name="ce21" office:value-type="float" office:value="1519" calcext:value-type="float">
            <text:p>151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Rectum</text:p>
          </table:table-cell>
          <table:table-cell table:style-name="Default"/>
          <table:table-cell table:style-name="ce21" office:value-type="float" office:value="151" calcext:value-type="float">
            <text:p>151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Ypelo</text:p>
          </table:table-cell>
          <table:table-cell table:style-name="Default"/>
          <table:table-cell table:style-name="ce21" office:value-type="float" office:value="182" calcext:value-type="float">
            <text:p>18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Notter</text:p>
          </table:table-cell>
          <table:table-cell table:style-name="Default"/>
          <table:table-cell table:style-name="ce21" office:value-type="float" office:value="417" calcext:value-type="float">
            <text:p>41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Wierden</text:p>
          </table:table-cell>
          <table:table-cell table:style-name="Default"/>
          <table:table-cell table:style-name="ce21" office:value-type="float" office:value="389" calcext:value-type="float">
            <text:p>38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Gerichte Haaxbergen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Dorp Haaxbergen en Blankenberg</text:p>
          </table:table-cell>
          <table:table-cell table:style-name="Default"/>
          <table:table-cell table:style-name="ce21" office:value-type="float" office:value="1343" calcext:value-type="float">
            <text:p>134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Honesch</text:p>
          </table:table-cell>
          <table:table-cell table:style-name="Default"/>
          <table:table-cell table:style-name="ce21" office:value-type="float" office:value="337" calcext:value-type="float">
            <text:p>33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Buurse</text:p>
          </table:table-cell>
          <table:table-cell table:style-name="Default"/>
          <table:table-cell table:style-name="ce21" office:value-type="float" office:value="458" calcext:value-type="float">
            <text:p>458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Eppenzolder</text:p>
          </table:table-cell>
          <table:table-cell table:style-name="Default"/>
          <table:table-cell table:style-name="ce21" office:value-type="float" office:value="500" calcext:value-type="float">
            <text:p>500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Boekelo</text:p>
          </table:table-cell>
          <table:table-cell table:style-name="Default"/>
          <table:table-cell table:style-name="ce21" office:value-type="float" office:value="407" calcext:value-type="float">
            <text:p>40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Holthuisen</text:p>
          </table:table-cell>
          <table:table-cell table:style-name="Default"/>
          <table:table-cell table:style-name="ce21" office:value-type="float" office:value="394" calcext:value-type="float">
            <text:p>39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Langelo</text:p>
          </table:table-cell>
          <table:table-cell table:style-name="Default"/>
          <table:table-cell table:style-name="ce21" office:value-type="float" office:value="352" calcext:value-type="float">
            <text:p>352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Brammelo</text:p>
          </table:table-cell>
          <table:table-cell table:style-name="Default"/>
          <table:table-cell table:style-name="ce21" office:value-type="float" office:value="243" calcext:value-type="float">
            <text:p>243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1" office:value-type="float" office:value="133940" calcext:value-type="float">
            <text:p>133940</text:p>
          </table:table-cell>
          <table:table-cell table:style-name="ce24" office:value-type="float" office:value="268" calcext:value-type="float">
            <text:p>268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6</text:p>
          </table:table-cell>
          <table:table-cell table:style-name="ce35" office:value-type="string" calcext:value-type="string">
            <text:p>002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Steedjen Diepenheim</text:p>
          </table:table-cell>
          <table:table-cell table:style-name="Default"/>
          <table:table-cell table:style-name="ce21" office:value-type="float" office:value="504" calcext:value-type="float">
            <text:p>50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7</text:p>
          </table:table-cell>
          <table:table-cell table:style-name="ce35" office:value-type="string" calcext:value-type="string">
            <text:p>0024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Gerichte Diepenheim</text:p>
          </table:table-cell>
          <table:table-cell table:style-name="Default"/>
          <table:table-cell table:style-name="ce21"/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7</text:p>
          </table:table-cell>
          <table:table-cell table:style-name="ce35" office:value-type="string" calcext:value-type="string">
            <text:p>0024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Het Karspel</text:p>
          </table:table-cell>
          <table:table-cell table:style-name="Default"/>
          <table:table-cell table:style-name="ce21" office:value-type="float" office:value="284" calcext:value-type="float">
            <text:p>284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7</text:p>
          </table:table-cell>
          <table:table-cell table:style-name="ce35" office:value-type="string" calcext:value-type="string">
            <text:p>0024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Dorp Markvelde</text:p>
          </table:table-cell>
          <table:table-cell table:style-name="Default"/>
          <table:table-cell table:style-name="ce21" office:value-type="float" office:value="149" calcext:value-type="float">
            <text:p>149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7</text:p>
          </table:table-cell>
          <table:table-cell table:style-name="ce35" office:value-type="string" calcext:value-type="string">
            <text:p>0024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Middeldorp</text:p>
          </table:table-cell>
          <table:table-cell table:style-name="Default"/>
          <table:table-cell table:style-name="ce21" office:value-type="float" office:value="116" calcext:value-type="float">
            <text:p>116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7</text:p>
          </table:table-cell>
          <table:table-cell table:style-name="ce35" office:value-type="string" calcext:value-type="string">
            <text:p>0024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Markvelde</text:p>
          </table:table-cell>
          <table:table-cell table:style-name="Default"/>
          <table:table-cell table:style-name="ce21" office:value-type="float" office:value="67" calcext:value-type="float">
            <text:p>67</text:p>
          </table:table-cell>
          <table:table-cell table:style-name="ce24"/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7</text:p>
          </table:table-cell>
          <table:table-cell table:style-name="ce35" office:value-type="string" calcext:value-type="string">
            <text:p>0024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VERYSSEL.</text:p>
          </table:table-cell>
          <table:table-cell table:style-name="ce13"/>
          <table:table-cell table:style-name="ce18" office:value-type="string" calcext:value-type="string">
            <text:p>Subtotaal/transport [zie noot]</text:p>
          </table:table-cell>
          <table:table-cell table:style-name="Default"/>
          <table:table-cell table:style-name="ce22" office:value-type="float" office:value="135060" calcext:value-type="float">
            <text:p>135060</text:p>
          </table:table-cell>
          <table:table-cell table:style-name="ce25" office:value-type="float" office:value="270" calcext:value-type="float">
            <text:p>270</text:p>
          </table:table-cell>
          <table:table-cell table:style-name="ce32" office:value-type="string" calcext:value-type="string">
            <text:p>39</text:p>
          </table:table-cell>
          <table:table-cell table:style-name="ce36" office:value-type="string" calcext:value-type="string">
            <text:p>0127</text:p>
          </table:table-cell>
          <table:table-cell table:style-name="ce36" office:value-type="string" calcext:value-type="string">
            <text:p>0024</text:p>
          </table:table-cell>
          <table:table-cell table:style-name="ce36" office:value-type="string" calcext:value-type="string">
            <text:p>01</text:p>
          </table:table-cell>
          <table:table-cell table:style-name="ce40" office:value-type="string" calcext:value-type="string">
            <text:p>00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calcext:value-type="string" table:number-columns-spanned="6" table:number-rows-spanned="1">
            <text:p>1) Onderaan iedere pagina staat een optelling van de aantallen tot dan toe; op de volgende pagina staat bovenaan het getransporteerde totaal</text:p>
          </table:table-cell>
          <table:covered-table-cell table:number-columns-repeated="4" table:style-name="ce14"/>
          <table:covered-table-cell table:style-name="ce26"/>
          <table:table-cell table:number-columns-repeated="1018"/>
        </table:table-row>
        <table:table-row table:style-name="ro1">
          <table:table-cell table:style-name="ce9" office:value-type="string" calcext:value-type="string">
            <text:p>2) <text:s/>} <text:s text:c="2"/>Een accolade betekent dat het aantal is samengevoegd met de bovenstaande plaats</text:p>
          </table:table-cell>
          <table:table-cell table:style-name="ce15" table:number-columns-repeated="4"/>
          <table:table-cell table:style-name="ce27"/>
          <table:table-cell table:number-columns-repeated="1018"/>
        </table:table-row>
        <table:table-row table:style-name="ro3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5:30.195795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YSSEL" style:display-name="PageStyle_OVERYSS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0T15:38:32</meta:creation-date>
    <dc:creator>Yamit</dc:creator>
    <dc:date>2005-01-11T11:37:44</dc:date>
    <meta:generator>LibreOffice/4.2.8.2$Linux_X86_64 LibreOffice_project/420m0$Build-2</meta:generator>
    <meta:document-statistic meta:table-count="1" meta:cell-count="2623" meta:object-count="0"/>
  </office:meta>
</office:document-meta>
</file>